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ge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getValue( java . util . jar . Attributes . Nam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Attributes( java . util . jar . Attribute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containsValu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getValu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containsKey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putAll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putValu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.Nam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put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.Attribute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